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113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11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332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="none" draw:fill-color="#ffffff"/>
      <style:paragraph-properties fo:text-align="center"/>
      <style:text-properties fo:font-size="9pt" style:font-size-asian="6pt" style:font-size-complex="6pt"/>
    </style:style>
    <style:style style:name="P3" style:family="paragraph">
      <style:paragraph-properties fo:text-align="center"/>
    </style:style>
    <style:style style:name="T1" style:family="text">
      <style:text-properties style:font-size-asian="6pt" style:font-size-complex="6pt"/>
    </style:style>
    <style:style style:name="T2" style:family="text">
      <style:text-properties fo:color="#729fcf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78cm" svg:height="1.397cm" svg:x="2.016cm" svg:y="3.54cm">
          <draw:text-box>
            <text:p text:style-name="P1"><text:span text:style-name="T1">Num faces</text:span></text:p>
            <text:p text:style-name="P1"><text:span text:style-name="T1">(</text:span><text:span text:style-name="T2">var32</text:span><text:span text:style-name="T1">)</text:span></text:p>
          </draw:text-box>
        </draw:frame>
        <draw:frame draw:style-name="gr2" draw:text-style-name="P2" draw:layer="layout" svg:width="1.905cm" svg:height="1.396cm" svg:x="3.794cm" svg:y="3.541cm">
          <draw:text-box>
            <text:p text:style-name="P1"><text:span text:style-name="T1">Num Points</text:span></text:p>
            <text:p text:style-name="P1"><text:span text:style-name="T3">(</text:span><text:span text:style-name="T4">var32</text:span><text:span text:style-name="T1">)</text:span></text:p>
          </draw:text-box>
        </draw:frame>
        <draw:frame draw:style-name="gr2" draw:text-style-name="P2" draw:layer="layout" svg:width="1.905cm" svg:height="1.396cm" svg:x="5.699cm" svg:y="3.541cm">
          <draw:text-box>
            <text:p text:style-name="P1"><text:span text:style-name="T1">connectivity</text:span></text:p>
            <text:p text:style-name="P1"><text:span text:style-name="T3">(</text:span><text:span text:style-name="T2">u</text:span><text:span text:style-name="T5">int8</text:span><text:span text:style-name="T1">)</text:span></text:p>
          </draw:text-box>
        </draw:frame>
        <draw:line draw:style-name="gr3" draw:text-style-name="P3" draw:layer="layout" svg:x1="2.016cm" svg:y1="3.159cm" svg:x2="7.604cm" svg:y2="3.159cm">
          <text:p/>
        </draw:line>
        <draw:frame draw:style-name="gr2" draw:text-style-name="P2" draw:layer="layout" svg:width="7.62cm" svg:height="1.396cm" svg:x="7.604cm" svg:y="3.541cm">
          <draw:text-box>
            <text:p text:style-name="P1"><text:span text:style-name="T1">Indices</text:span></text:p>
            <text:p text:style-name="P1"><text:span text:style-name="T3">(</text:span><text:span text:style-name="T4">Varying length</text:span><text:span text:style-name="T1">)</text:span></text:p>
          </draw:text-box>
        </draw:frame>
        <draw:line draw:style-name="gr3" draw:text-style-name="P3" draw:layer="layout" svg:x1="7.604cm" svg:y1="3.159cm" svg:x2="15.224cm" svg:y2="3.159cm">
          <text:p/>
        </draw:line>
        <draw:frame draw:style-name="gr4" draw:text-style-name="P2" draw:layer="layout" svg:width="3.302cm" svg:height="0.607cm" svg:x="3.667cm" svg:y="2.552cm">
          <draw:text-box>
            <text:p text:style-name="P1"><text:span text:style-name="T1">9-byte header</text:span></text:p>
          </draw:text-box>
        </draw:frame>
        <draw:frame draw:style-name="gr5" draw:text-style-name="P2" draw:layer="layout" svg:width="4.826cm" svg:height="0.963cm" svg:x="9.128cm" svg:y="2.577cm">
          <draw:text-box>
            <text:p text:style-name="P1"><text:span text:style-name="T1">Varying 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25T16:35:20.262000000</dc:date>
    <meta:editing-duration>PT9M11S</meta:editing-duration>
    <meta:editing-cycles>4</meta:editing-cycles>
    <meta:generator>LibreOffice/6.3.3.2$Windows_X86_64 LibreOffice_project/a64200df03143b798afd1ec74a12ab50359878ed</meta:generator>
    <meta:document-statistic meta:object-count="8"/>
  </office:meta>
</office:document-meta>
</file>